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2.163cm" fo:min-width="2.294cm" fo:padding-top="0.134cm" fo:padding-bottom="0.134cm" fo:padding-left="0.259cm" fo:padding-right="0.25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00cc33" draw:textarea-horizontal-align="justify" draw:textarea-vertical-align="middle" draw:auto-grow-height="false" fo:min-height="0.893cm" fo:min-width="1.405cm" fo:padding-top="0.134cm" fo:padding-bottom="0.134cm" fo:padding-left="0.259cm" fo:padding-right="0.259cm"/>
    </style:style>
    <style:style style:name="gr3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2.145cm" fo:min-width="4.435cm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605cm" fo:min-width="3.006cm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0.875cm" fo:min-width="2.149cm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1.605cm" fo:min-width="2.244cm" fo:padding-top="0.134cm" fo:padding-bottom="0.134cm" fo:padding-left="0.259cm" fo:padding-right="0.259cm"/>
    </style:style>
    <style:style style:name="gr7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2.78cm" fo:min-width="4.689cm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18cm" svg:stroke-color="#000000" draw:marker-start-width="0.23cm" draw:marker-end-width="0.23cm" draw:fill-color="#ffff00" draw:textarea-horizontal-align="justify" draw:textarea-vertical-align="middle" draw:auto-grow-height="false" fo:min-height="1.859cm" fo:min-width="4.022cm" fo:padding-top="0.134cm" fo:padding-bottom="0.134cm" fo:padding-left="0.259cm" fo:padding-right="0.259cm"/>
    </style:style>
    <style:style style:name="gr9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24cm" fo:min-width="1.736cm" fo:padding-top="0.134cm" fo:padding-bottom="0.134cm" fo:padding-left="0.259cm" fo:padding-right="0.259cm"/>
    </style:style>
    <style:style style:name="gr10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2.113cm" fo:min-width="2.879cm" fo:padding-top="0.134cm" fo:padding-bottom="0.134cm" fo:padding-left="0.259cm" fo:padding-right="0.259cm"/>
    </style:style>
    <style:style style:name="gr11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24cm" fo:min-width="6.054cm" fo:padding-top="0.134cm" fo:padding-bottom="0.134cm" fo:padding-left="0.259cm" fo:padding-right="0.259cm"/>
    </style:style>
    <style:style style:name="gr12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56cm" fo:min-width="5.197cm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18cm" svg:stroke-color="#000000" draw:marker-start-width="0.23cm" draw:marker-end-width="0.23cm" draw:textarea-horizontal-align="justify" draw:textarea-vertical-align="middle" draw:auto-grow-height="false" fo:min-height="1.256cm" fo:min-width="6.086cm" fo:padding-top="0.134cm" fo:padding-bottom="0.134cm" fo:padding-left="0.259cm" fo:padding-right="0.259cm"/>
    </style:style>
    <style:style style:name="gr15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10.525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style:style style:name="P3" style:family="paragraph">
      <loext:graphic-properties draw:fill-color="#ffff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794cm" svg:height="2.413cm" svg:x="1.651cm" svg:y="2.413cm">
          <text:p text:style-name="P1">RXSM</text:p>
          <text:p text:style-name="P1">Power</text:p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2.794cm" svg:height="2.413cm" svg:x="1.778cm" svg:y="13.335cm">
          <text:p text:style-name="P1">Battery</text:p>
          <text:p text:style-name="P1">Power</text:p>
          <text:p text:style-name="P1">inpu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905cm" svg:height="1.143cm" svg:x="5.334cm" svg:y="2.921cm">
          <text:p text:style-name="P1">Fuse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905cm" svg:height="1.143cm" svg:x="5.461cm" svg:y="13.97cm">
          <text:p text:style-name="P1">Fuse</text:p>
          <draw:enhanced-geometry svg:viewBox="0 0 21600 21600" draw:type="rectangle" draw:enhanced-path="M 0 0 L 21600 0 21600 21600 0 21600 0 0 Z N"/>
        </draw:custom-shape>
        <draw:custom-shape draw:style-name="gr3" draw:text-style-name="P3" xml:id="id15" draw:id="id15" draw:layer="layout" svg:width="4.953cm" svg:height="2.413cm" svg:x="8.382cm" svg:y="13.335cm">
          <text:p text:style-name="P1">24V 180W</text:p>
          <text:p text:style-name="P1">Boost regulator</text:p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3.556cm" svg:height="1.905cm" svg:x="16.637cm" svg:y="13.335cm">
          <text:p text:style-name="P1">Heat probe</text:p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5" draw:text-style-name="P3" xml:id="id17" draw:id="id17" draw:layer="layout" svg:width="2.667cm" svg:height="1.143cm" svg:x="20.955cm" svg:y="13.713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6" draw:text-style-name="P3" xml:id="id18" draw:id="id18" draw:layer="layout" svg:width="2.794cm" svg:height="1.905cm" svg:x="24.384cm" svg:y="13.335cm">
          <text:p text:style-name="P1">Current</text:p>
          <text:p text:style-name="P1">sensing</text:p>
          <draw:enhanced-geometry svg:viewBox="0 0 21600 21600" draw:type="rectangle" draw:enhanced-path="M 0 0 L 21600 0 21600 21600 0 21600 0 0 Z N"/>
        </draw:custom-shape>
        <draw:custom-shape draw:style-name="gr7" draw:text-style-name="P3" xml:id="id3" draw:id="id3" draw:layer="layout" svg:width="5.207cm" svg:height="3.048cm" svg:x="9.271cm" svg:y="1.905cm">
          <text:p text:style-name="P1">5V 10W<text:line-break/>switching</text:p>
          <text:p text:style-name="P1">regulator</text:p>
          <draw:enhanced-geometry svg:viewBox="0 0 21600 21600" draw:type="rectangle" draw:enhanced-path="M 0 0 L 21600 0 21600 21600 0 21600 0 0 Z N"/>
        </draw:custom-shape>
        <draw:custom-shape draw:style-name="gr8" draw:text-style-name="P3" xml:id="id11" draw:id="id11" draw:layer="layout" svg:width="4.572cm" svg:height="2.159cm" svg:x="11.938cm" svg:y="9.017cm">
          <text:p text:style-name="P1">Motor driver</text:p>
          <draw:enhanced-geometry svg:viewBox="0 0 21600 21600" draw:type="rectangle" draw:enhanced-path="M 0 0 L 21600 0 21600 21600 0 21600 0 0 Z N"/>
        </draw:custom-shape>
        <draw:custom-shape draw:style-name="gr9" draw:text-style-name="P1" xml:id="id12" draw:id="id12" draw:layer="layout" svg:width="2.286cm" svg:height="1.524cm" svg:x="17.78cm" svg:y="9.398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2.667cm" svg:height="1.143cm" svg:x="17.78cm" svg:y="5.207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5" draw:text-style-name="P3" xml:id="id9" draw:id="id9" draw:layer="layout" svg:width="2.667cm" svg:height="1.143cm" svg:x="5.842cm" svg:y="6.35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10" draw:text-style-name="P1" xml:id="id10" draw:id="id10" draw:layer="layout" svg:width="3.429cm" svg:height="2.413cm" svg:x="4.699cm" svg:y="8.89cm">
          <text:p text:style-name="P1">Battery</text:p>
          <text:p text:style-name="P1">heater</text:p>
          <text:p text:style-name="P1">connector</text:p>
          <draw:enhanced-geometry svg:viewBox="0 0 21600 21600" draw:type="rectangle" draw:enhanced-path="M 0 0 L 21600 0 21600 21600 0 21600 0 0 Z N"/>
        </draw:custom-shape>
        <draw:custom-shape draw:style-name="gr11" draw:text-style-name="P1" xml:id="id4" draw:id="id4" draw:layer="layout" svg:width="6.604cm" svg:height="1.524cm" svg:x="18.923cm" svg:y="1.397cm">
          <text:p text:style-name="P1">Raspberry Pi</text:p>
          <text:p text:style-name="P1">power connector</text:p>
          <draw:enhanced-geometry svg:viewBox="0 0 21600 21600" draw:type="rectangle" draw:enhanced-path="M 0 0 L 21600 0 21600 21600 0 21600 0 0 Z N"/>
        </draw:custom-shape>
        <draw:custom-shape draw:style-name="gr11" draw:text-style-name="P1" xml:id="id5" draw:id="id5" draw:layer="layout" svg:width="6.604cm" svg:height="1.524cm" svg:x="17.78cm" svg:y="3.175cm">
          <text:p text:style-name="P1">Mainboard</text:p>
          <text:p text:style-name="P1">power connector</text:p>
          <draw:enhanced-geometry svg:viewBox="0 0 21600 21600" draw:type="rectangle" draw:enhanced-path="M 0 0 L 21600 0 21600 21600 0 21600 0 0 Z N"/>
        </draw:custom-shape>
        <draw:custom-shape draw:style-name="gr12" draw:text-style-name="P1" xml:id="id7" draw:id="id7" draw:layer="layout" svg:width="5.715cm" svg:height="1.524cm" svg:x="21.209cm" svg:y="5.08cm">
          <text:p text:style-name="P1">Camera light</text:p>
          <text:p text:style-name="P1">power connector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curve" svg:x1="4.445cm" svg:y1="3.619cm" svg:x2="5.334cm" svg:y2="3.492cm" draw:start-shape="id1" draw:start-glue-point="1" draw:end-shape="id2" draw:end-glue-point="3" svg:d="M4445 3619c666 0 222-127 889-127" svg:viewBox="0 0 890 128">
          <text:p/>
        </draw:connector>
        <draw:connector draw:style-name="gr13" draw:text-style-name="P4" draw:layer="layout" draw:type="curve" svg:x1="7.239cm" svg:y1="3.492cm" svg:x2="9.271cm" svg:y2="3.429cm" draw:start-shape="id2" draw:start-glue-point="1" draw:end-shape="id3" draw:end-glue-point="3" svg:d="M7239 3492c1522 0 507-63 2032-63" svg:viewBox="0 0 2033 64">
          <text:p/>
        </draw:connector>
        <draw:connector draw:style-name="gr13" draw:text-style-name="P4" draw:layer="layout" draw:type="curve" svg:x1="14.478cm" svg:y1="3.429cm" svg:x2="18.923cm" svg:y2="2.159cm" draw:start-shape="id3" draw:start-glue-point="1" draw:end-shape="id4" draw:end-glue-point="3" svg:d="M14478 3429c3333 0 1111-1270 4445-1270" svg:viewBox="0 0 4446 1271">
          <text:p/>
        </draw:connector>
        <draw:connector draw:style-name="gr13" draw:text-style-name="P4" draw:layer="layout" draw:type="curve" svg:x1="14.478cm" svg:y1="3.429cm" svg:x2="17.78cm" svg:y2="3.937cm" draw:start-shape="id3" draw:start-glue-point="1" draw:end-shape="id5" draw:end-glue-point="3" svg:d="M14478 3429c2476 0 826 508 3302 508" svg:viewBox="0 0 3303 509">
          <text:p/>
        </draw:connector>
        <draw:connector draw:style-name="gr13" draw:text-style-name="P4" draw:layer="layout" draw:type="curve" svg:x1="14.478cm" svg:y1="3.429cm" svg:x2="17.78cm" svg:y2="5.778cm" draw:start-shape="id3" draw:start-glue-point="1" draw:end-shape="id6" svg:d="M14478 3429c2475 0 824 2349 3302 2349" svg:viewBox="0 0 3303 2350">
          <text:p/>
        </draw:connector>
        <draw:connector draw:style-name="gr13" draw:text-style-name="P4" draw:layer="layout" draw:type="curve" svg:x1="20.447cm" svg:y1="5.778cm" svg:x2="21.209cm" svg:y2="5.842cm" draw:start-shape="id6" draw:start-glue-point="1" draw:end-shape="id7" draw:end-glue-point="3" svg:d="M20447 5778c570 0 189 64 762 64" svg:viewBox="0 0 763 65">
          <text:p/>
        </draw:connector>
        <draw:custom-shape draw:style-name="gr14" draw:text-style-name="P1" xml:id="id8" draw:id="id8" draw:layer="layout" svg:width="6.604cm" svg:height="1.524cm" svg:x="17.526cm" svg:y="6.985cm">
          <text:p text:style-name="P1">Camera light</text:p>
          <text:p text:style-name="P1">power connector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curve" svg:x1="14.478cm" svg:y1="3.429cm" svg:x2="17.526cm" svg:y2="7.747cm" draw:start-shape="id3" draw:start-glue-point="1" draw:end-shape="id8" draw:end-glue-point="3" svg:d="M14478 3429c2286 0 762 4318 3048 4318" svg:viewBox="0 0 3049 4319">
          <text:p/>
        </draw:connector>
        <draw:connector draw:style-name="gr13" draw:text-style-name="P4" draw:layer="layout" draw:type="curve" svg:x1="7.239cm" svg:y1="3.492cm" svg:x2="7.175cm" svg:y2="6.35cm" draw:start-shape="id2" draw:start-glue-point="1" draw:end-shape="id9" draw:end-glue-point="0" svg:d="M7239 3492c762 0 636 857 429 1143s-493-1-493 1715" svg:viewBox="0 0 652 2859">
          <text:p/>
        </draw:connector>
        <draw:connector draw:style-name="gr13" draw:text-style-name="P4" draw:layer="layout" draw:type="curve" svg:x1="7.175cm" svg:y1="7.493cm" svg:x2="6.413cm" svg:y2="8.89cm" draw:start-shape="id9" draw:start-glue-point="2" draw:end-shape="id10" svg:d="M7175 7493c0 1047-762 349-762 1397" svg:viewBox="0 0 763 1398">
          <text:p/>
        </draw:connector>
        <draw:connector draw:style-name="gr13" draw:text-style-name="P4" draw:layer="layout" draw:type="curve" svg:x1="7.239cm" svg:y1="3.492cm" svg:x2="11.938cm" svg:y2="10.096cm" draw:start-shape="id2" draw:start-glue-point="1" draw:end-shape="id11" draw:end-glue-point="3" svg:d="M7239 3492c3523 0 1174 6604 4699 6604" svg:viewBox="0 0 4700 6605">
          <text:p/>
        </draw:connector>
        <draw:connector draw:style-name="gr13" draw:text-style-name="P4" draw:layer="layout" draw:type="curve" svg:x1="16.51cm" svg:y1="10.096cm" svg:x2="17.78cm" svg:y2="10.16cm" draw:start-shape="id11" draw:start-glue-point="1" draw:end-shape="id12" draw:end-glue-point="3" svg:d="M16510 10096c952 0 318 64 1270 64" svg:viewBox="0 0 1271 65">
          <text:p/>
        </draw:connector>
        <draw:connector draw:style-name="gr13" draw:text-style-name="P4" draw:layer="layout" draw:type="curve" svg:x1="4.572cm" svg:y1="14.541cm" svg:x2="5.461cm" svg:y2="14.541cm" draw:start-shape="id13" draw:start-glue-point="1" draw:end-shape="id14" draw:end-glue-point="3" svg:d="M4572 14541h889" svg:viewBox="0 0 890 1">
          <text:p/>
        </draw:connector>
        <draw:connector draw:style-name="gr13" draw:text-style-name="P4" draw:layer="layout" draw:type="curve" svg:x1="7.366cm" svg:y1="14.541cm" svg:x2="8.382cm" svg:y2="14.541cm" draw:start-shape="id14" draw:start-glue-point="1" draw:end-shape="id15" draw:end-glue-point="3" svg:d="M7366 14541h1016" svg:viewBox="0 0 1017 1">
          <text:p/>
        </draw:connector>
        <draw:connector draw:style-name="gr15" draw:text-style-name="P4" draw:layer="layout" draw:type="curve" svg:x1="13.335cm" svg:y1="14.541cm" svg:x2="16.637cm" svg:y2="14.287cm" draw:start-shape="id15" draw:start-glue-point="1" draw:end-shape="id16" draw:end-glue-point="3" svg:d="M13335 14541c2476 0 826-254 3302-254" svg:viewBox="0 0 3303 255">
          <text:p text:style-name="P1">+24V</text:p>
          <text:p text:style-name="P1"/>
        </draw:connector>
        <draw:connector draw:style-name="gr13" draw:text-style-name="P4" draw:layer="layout" draw:type="curve" svg:x1="20.193cm" svg:y1="14.287cm" svg:x2="20.955cm" svg:y2="14.284cm" draw:start-shape="id16" draw:start-glue-point="1" draw:end-shape="id17" draw:end-glue-point="3" svg:d="M20193 14287c571 0 191-3 762-3" svg:viewBox="0 0 763 4">
          <text:p/>
        </draw:connector>
        <draw:connector draw:style-name="gr13" draw:text-style-name="P4" draw:layer="layout" draw:type="curve" svg:x1="23.622cm" svg:y1="14.284cm" svg:x2="24.384cm" svg:y2="14.287cm" draw:start-shape="id17" draw:start-glue-point="1" draw:end-shape="id18" draw:end-glue-point="3" svg:d="M23622 14284c571 0 191 3 762 3" svg:viewBox="0 0 763 4">
          <text:p/>
        </draw:connector>
        <draw:connector draw:style-name="gr15" draw:text-style-name="P4" draw:layer="layout" draw:type="curve" draw:line-skew="0.357cm 0.635cm -3.975cm" svg:x1="27.178cm" svg:y1="14.287cm" svg:x2="13.335cm" svg:y2="14.541cm" draw:start-shape="id18" draw:start-glue-point="1" draw:end-shape="id15" draw:end-glue-point="1" svg:d="M27178 14287c1299 0 866 2096-5714 2096s-5806-1842-8129-1842" svg:viewBox="0 0 14431 2097">
          <text:p text:style-name="P1"/>
          <text:p text:style-name="P1"/>
          <text:p text:style-name="P1">Ground</text:p>
        </draw:connector>
        <draw:custom-shape draw:style-name="gr16" draw:text-style-name="P4" draw:layer="layout" svg:width="0.841cm" svg:height="11.049cm" draw:transform="rotate (1.56590940488931) translate (16.381cm 13.415cm)">
          <text:p text:style-name="P1"/>
          <draw:enhanced-geometry svg:viewBox="0 0 21600 21600" draw:glue-points="0 0 0 21600 21600 10800" draw:text-areas="0 ?f9 7800 ?f10" draw:type="right-brace" draw:modifiers="702.499783755731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7" draw:text-style-name="P5" draw:layer="layout" svg:width="1.221cm" svg:height="1.012cm" svg:x="21.285cm" svg:y="11.661cm">
          <draw:text-box>
            <text:p>3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2T19:12:02.894751097</meta:creation-date>
    <dc:date>2017-02-12T20:02:41.639346033</dc:date>
    <meta:editing-duration>PT10M7S</meta:editing-duration>
    <meta:editing-cycles>3</meta:editing-cycles>
    <meta:generator>LibreOffice/5.2.5.1$Linux_X86_64 LibreOffice_project/20$Build-1</meta:generator>
    <meta:document-statistic meta:object-count="37"/>
  </office:meta>
</office:document-meta>
</file>